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ED198D0.png" manifest:media-type="image/png"/>
  <manifest:file-entry manifest:full-path="Pictures/100000000000055600000300902AE930.png" manifest:media-type="image/png"/>
  <manifest:file-entry manifest:full-path="Pictures/10000000000005560000030020F815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20F8159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902AE9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17cm" svg:height="9.557cm" draw:z-index="2"><draw:image xlink:href="Pictures/100000000000055600000300AED198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07:28.134031611</meta:creation-date>
    <dc:date>2016-10-24T15:09:58.428595951</dc:date>
    <meta:editing-duration>P0D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